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 PL UMing HK" svg:font-family="'AR PL UMing HK'"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gr2" style:family="graphic" style:parent-style-name="standard">
      <style:graphic-properties draw:textarea-horizontal-align="justify" draw:textarea-vertical-align="middle" draw:auto-grow-height="false"/>
    </style:style>
    <style:style style:name="gr3" style:family="graphic" style:parent-style-name="standard">
      <style:graphic-properties draw:textarea-horizontal-align="justify" draw:textarea-vertical-align="middle" draw:auto-grow-height="false" fo:min-height="0cm" fo:min-width="0cm" fo:wrap-option="no-wrap"/>
    </style:style>
    <style:style style:name="gr4" style:family="graphic" style:parent-style-name="objectwithoutfill">
      <style:graphic-properties draw:marker-end="Arrow" draw:marker-end-width="0.3cm" draw:fill="none" draw:textarea-vertical-align="middle"/>
    </style:style>
    <style:style style:name="gr5" style:family="graphic" style:parent-style-name="objectwithoutfill">
      <style:graphic-properties draw:marker-start="Arrow" draw:marker-start-width="0.3cm" draw:marker-end="Arrow" draw:marker-end-width="0.3cm" draw:fill="none" draw:textarea-vertical-align="middle"/>
    </style:style>
    <style:style style:name="P1" style:family="paragraph">
      <style:paragraph-properties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2.032cm" svg:height="2.286cm" svg:x="14.906cm" svg:y="3.737cm">
          <text:p text:style-name="P1">Castle</text:p>
          <draw:enhanced-geometry svg:viewBox="0 0 21600 21600" draw:type="rectangle" draw:enhanced-path="M 0 0 L 21600 0 21600 21600 0 21600 0 0 Z N"/>
        </draw:custom-shape>
        <draw:custom-shape draw:style-name="gr2" draw:text-style-name="P1" xml:id="id5" draw:id="id5" draw:layer="layout" svg:width="3.175cm" svg:height="1.27cm" svg:x="14.335cm" svg:y="2.545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 draw:text-style-name="P1" xml:id="id10" draw:id="id10" draw:layer="layout" svg:width="2.032cm" svg:height="2.286cm" svg:x="16.163cm" svg:y="9.757cm">
          <text:p text:style-name="P1">Home</text:p>
          <draw:enhanced-geometry svg:viewBox="0 0 21600 21600" draw:type="rectangle" draw:enhanced-path="M 0 0 L 21600 0 21600 21600 0 21600 0 0 Z N"/>
        </draw:custom-shape>
        <draw:custom-shape draw:style-name="gr2" draw:text-style-name="P1" xml:id="id7" draw:id="id7" draw:layer="layout" svg:width="3.175cm" svg:height="1.27cm" svg:x="15.592cm" svg:y="8.565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 draw:text-style-name="P1" draw:layer="layout" svg:width="2.032cm" svg:height="2.286cm" svg:x="10.334cm" svg:y="6.407cm">
          <text:p text:style-name="P1">Wizard</text:p>
          <draw:enhanced-geometry svg:viewBox="0 0 21600 21600" draw:type="rectangle" draw:enhanced-path="M 0 0 L 21600 0 21600 21600 0 21600 0 0 Z N"/>
        </draw:custom-shape>
        <draw:custom-shape draw:style-name="gr2" draw:text-style-name="P1" xml:id="id4" draw:id="id4" draw:layer="layout" svg:width="3.175cm" svg:height="1.27cm" svg:x="9.763cm" svg:y="5.215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 draw:text-style-name="P1" xml:id="id3" draw:id="id3" draw:layer="layout" svg:width="6.731cm" svg:height="3.81cm" svg:x="1.54cm" svg:y="15.145cm">
          <text:p text:style-name="P1"><text:a xlink:href="mailto:greta@cloud.org" xlink:type="simple">greta@cloud.org</text:a></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 draw:text-style-name="P1" xml:id="id6" draw:id="id6" draw:layer="layout" svg:width="1.778cm" svg:height="1.524cm" svg:x="11.414cm" svg:y="16.24cm">
          <text:p text:style-name="P1"/>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1" draw:text-style-name="P1" xml:id="id2" draw:id="id2" draw:layer="layout" svg:width="1.778cm" svg:height="1.524cm" svg:x="1.508cm" svg:y="10.398cm">
          <text:p/>
          <draw:enhanced-geometry svg:viewBox="0 0 21600 21600" draw:glue-points="10800 0 3163 3163 0 10800 3163 18437 10800 21600 18437 18437 21600 10800 18437 3163" draw:text-areas="3163 3163 18437 18437" draw:mirror-vertical="false" draw:mirror-horizontal="false"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1" draw:text-style-name="P1" xml:id="id8" draw:id="id8" draw:layer="layout" svg:width="1.778cm" svg:height="1.524cm" svg:x="13.827cm" svg:y="16.24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1" draw:text-style-name="P1" xml:id="id1" draw:id="id1" draw:layer="layout" svg:width="7.747cm" svg:height="2.286cm" svg:x="1.381cm" svg:y="1.762cm">
          <text:p text:style-name="P1">Where are you?</text:p>
          <text:p text:style-name="P1">- Hansel</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onnector draw:style-name="gr4" draw:text-style-name="P1" draw:layer="layout" draw:type="curve" svg:x1="5.254cm" svg:y1="4.048cm" svg:x2="2.397cm" svg:y2="10.398cm" draw:start-shape="id1" draw:start-glue-point="2" draw:end-shape="id2" draw:end-glue-point="4" svg:d="M5254 4048c0 4764-2857 1589-2857 6350" svg:viewBox="0 0 2858 6351">
          <text:p/>
        </draw:connector>
        <draw:connector draw:style-name="gr4" draw:text-style-name="P1" draw:layer="layout" draw:type="curve" svg:x1="5.254cm" svg:y1="4.048cm" svg:x2="4.905cm" svg:y2="15.145cm" draw:start-shape="id1" draw:start-glue-point="2" draw:end-shape="id3" draw:end-glue-point="0" svg:d="M5254 4048c0 8323-349 2775-349 11097" svg:viewBox="0 0 350 11098">
          <text:p/>
        </draw:connector>
        <draw:connector draw:style-name="gr4" draw:text-style-name="P1" draw:layer="layout" draw:type="curve" svg:x1="5.254cm" svg:y1="4.048cm" svg:x2="11.351cm" svg:y2="5.215cm" draw:start-shape="id1" draw:start-glue-point="2" draw:end-shape="id4" draw:end-glue-point="4" svg:d="M5254 4048c0 876 6097 293 6097 1167" svg:viewBox="0 0 6098 1168">
          <text:p/>
        </draw:connector>
        <draw:connector draw:style-name="gr4" draw:text-style-name="P1" draw:layer="layout" draw:type="curve" svg:x1="5.254cm" svg:y1="4.048cm" svg:x2="14.335cm" svg:y2="3.815cm" draw:start-shape="id1" draw:start-glue-point="2" draw:end-shape="id5" draw:end-glue-point="6" svg:d="M5254 4048c0 753 9081 869 9081-233" svg:viewBox="0 0 9082 814">
          <text:p/>
        </draw:connector>
        <draw:connector draw:style-name="gr4" draw:text-style-name="P1" draw:layer="layout" draw:type="curve" svg:x1="5.254cm" svg:y1="4.048cm" svg:x2="12.303cm" svg:y2="16.24cm" draw:start-shape="id1" draw:start-glue-point="2" draw:end-shape="id6" draw:end-glue-point="4" svg:d="M5254 4048c0 9145 7049 3050 7049 12192" svg:viewBox="0 0 7050 12193">
          <text:p/>
        </draw:connector>
        <draw:connector draw:style-name="gr4" draw:text-style-name="P1" draw:layer="layout" draw:type="curve" svg:x1="5.254cm" svg:y1="4.048cm" svg:x2="15.592cm" svg:y2="9.835cm" draw:start-shape="id1" draw:start-glue-point="2" draw:end-shape="id7" draw:end-glue-point="6" svg:d="M5254 4048c0 3858 3446 5787 10338 5787" svg:viewBox="0 0 10339 5788">
          <text:p/>
        </draw:connector>
        <draw:connector draw:style-name="gr4" draw:text-style-name="P1" draw:layer="layout" draw:type="curve" svg:x1="5.254cm" svg:y1="4.048cm" svg:x2="14.716cm" svg:y2="16.24cm" draw:start-shape="id1" draw:start-glue-point="2" draw:end-shape="id8" draw:end-glue-point="4" svg:d="M5254 4048c0 9145 9462 3050 9462 12192" svg:viewBox="0 0 9463 12193">
          <text:p/>
        </draw:connector>
        <draw:custom-shape draw:style-name="gr1" draw:text-style-name="P1" draw:layer="layout" svg:width="1.778cm" svg:height="1.524cm" svg:x="7.731cm" svg:y="22.971cm">
          <text:p/>
          <draw:enhanced-geometry svg:viewBox="0 0 21600 21600" draw:glue-points="10800 0 3163 3163 0 10800 3163 18437 10800 21600 18437 18437 21600 10800 18437 3163" draw:text-areas="3163 3163 18437 18437" draw:mirror-vertical="false" draw:mirror-horizontal="false"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2" draw:text-style-name="P1" xml:id="id9" draw:id="id9" draw:layer="layout" svg:width="3.556cm" svg:height="3.048cm" svg:x="6.842cm" svg:y="22.209cm">
          <text:p/>
          <draw:enhanced-geometry svg:viewBox="0 0 21600 21600" draw:type="block-arc" draw:modifiers="180 54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onnector draw:style-name="gr5" draw:text-style-name="P1" draw:layer="layout" draw:type="curve" svg:x1="8.62cm" svg:y1="22.209cm" svg:x2="4.905cm" svg:y2="18.955cm" draw:start-shape="id9" draw:start-glue-point="0" draw:end-shape="id3" svg:d="M8620 22209c0-2439-3715-812-3715-3254" svg:viewBox="0 0 3716 3255">
          <text:p/>
        </draw:connector>
        <draw:connector draw:style-name="gr5" draw:text-style-name="P1" draw:layer="layout" draw:type="curve" svg:x1="8.62cm" svg:y1="22.209cm" svg:x2="12.303cm" svg:y2="17.764cm" draw:start-shape="id9" draw:start-glue-point="0" draw:end-shape="id6" draw:end-glue-point="8" svg:d="M8620 22209c0-3334 3683-1112 3683-4445" svg:viewBox="0 0 3684 4446">
          <text:p/>
        </draw:connector>
        <draw:connector draw:style-name="gr5" draw:text-style-name="P1" draw:layer="layout" draw:type="curve" svg:x1="8.62cm" svg:y1="22.209cm" svg:x2="14.716cm" svg:y2="17.764cm" draw:start-shape="id9" draw:start-glue-point="0" draw:end-shape="id8" draw:end-glue-point="8" svg:d="M8620 22209c0-3334 6096-1112 6096-4445" svg:viewBox="0 0 6097 4446">
          <text:p/>
        </draw:connector>
        <draw:connector draw:style-name="gr5" draw:text-style-name="P1" draw:layer="layout" draw:type="curve" draw:line-skew="3.559cm" svg:x1="8.62cm" svg:y1="22.209cm" svg:x2="17.179cm" svg:y2="12.043cm" draw:start-shape="id9" draw:start-glue-point="0" draw:end-shape="id10" draw:end-glue-point="2" svg:d="M8620 22209c0-2286 8559 2797 8559-10166" svg:viewBox="0 0 8560 10167">
          <text:p/>
        </draw:connector>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 PL UMing HK" svg:font-family="'AR PL UMing HK'"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ffffcc" draw:fill-image-width="0cm" draw:fill-image-height="0cm"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 PL UMing HK" style:font-family-asian="'AR PL UMing HK'"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text-properties style:font-weight-asian="normal"/>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Alexis Megas</meta:initial-creator>
    <meta:creation-date>2015-09-15T10:56:07.297249617</meta:creation-date>
    <dc:date>2015-09-15T11:40:52.258384032</dc:date>
    <dc:creator>Alexis Megas</dc:creator>
    <meta:editing-duration>PT27M58S</meta:editing-duration>
    <meta:editing-cycles>6</meta:editing-cycles>
    <meta:generator>LibreOffice/4.2.8.2$Linux_X86_64 LibreOffice_project/420$Build-2</meta:generator>
    <meta:document-statistic meta:object-count="24"/>
  </office:meta>
</office:document-meta>
</file>